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3000000B719581BCE85B5D28B.jpg" manifest:media-type="image/jpeg"/>
  <manifest:file-entry manifest:full-path="Pictures/1000000000000113000000B75F8B35D65AEFEA49.jpg" manifest:media-type="image/jpeg"/>
  <manifest:file-entry manifest:full-path="Pictures/1000000000000113000000B7A244CC939DD81C59.jpg" manifest:media-type="image/jpeg"/>
  <manifest:file-entry manifest:full-path="Pictures/100000000000004900000049ADBEB72536B3BCCE.jpg" manifest:media-type="image/jpeg"/>
  <manifest:file-entry manifest:full-path="Pictures/100000000000004900000049DC7E1B4F3950CB15.jpg" manifest:media-type="image/jpeg"/>
  <manifest:file-entry manifest:full-path="Pictures/100000000000004900000049EEB375EBE27EE691.jpg" manifest:media-type="image/jpeg"/>
  <manifest:file-entry manifest:full-path="Pictures/1000000000000113000000B714FA73A1534D6F95.jpg" manifest:media-type="image/jpeg"/>
  <manifest:file-entry manifest:full-path="Pictures/10000000000000490000004A3B369C825D76B28C.jpg" manifest:media-type="image/jpeg"/>
  <manifest:file-entry manifest:full-path="Pictures/10000000000000490000004A59E11B9CC8D9C52F.jpg" manifest:media-type="image/jpeg"/>
  <manifest:file-entry manifest:full-path="Pictures/100000000000004900000049BA524EE1238B8D5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cm" fo:min-width="1.544cm"/>
    </style:style>
    <style:style style:name="gr2" style:family="graphic" style:parent-style-name="standard">
      <style:graphic-properties draw:stroke="none" draw:fill="none" fo:min-height="6.604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1.51cm" fo:min-width="1.54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63cm" fo:min-width="0.88cm"/>
    </style:style>
    <style:style style:name="gr7" style:family="graphic" style:parent-style-name="standard">
      <style:graphic-properties draw:fill-color="#21409a" draw:opacity="50%" draw:textarea-horizontal-align="justify" draw:textarea-vertical-align="middle" draw:auto-grow-height="false" fo:min-height="1.51cm" fo:min-width="1.545cm"/>
    </style:style>
    <style:style style:name="gr8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9" style:family="graphic" style:parent-style-name="standard">
      <style:graphic-properties draw:opacity="50%" draw:textarea-horizontal-align="justify" draw:textarea-vertical-align="middle" draw:auto-grow-height="false" fo:min-height="1.511cm" fo:min-width="1.544cm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0.631cm" fo:min-width="0.88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opacity="50%"/>
      <style:paragraph-properties fo:text-align="center"/>
      <style:text-properties fo:color="#ffffff" fo:font-size="13pt" style:font-size-asian="13pt" style:font-size-complex="13pt"/>
    </style:style>
    <style:style style:name="P5" style:family="paragraph">
      <loext:graphic-properties draw:fill="none"/>
      <style:paragraph-properties fo:text-align="center"/>
      <style:text-properties fo:color="#0066b3"/>
    </style:style>
    <style:style style:name="P6" style:family="paragraph">
      <loext:graphic-properties draw:fill-color="#72bf44"/>
      <style:paragraph-properties fo:text-align="center"/>
      <style:text-properties fo: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21409a" draw:opacity="50%"/>
      <style:paragraph-properties fo:text-align="center"/>
      <style:text-properties fo:color="#ffffff" fo:font-size="13pt" style:font-size-asian="13pt" style:font-size-complex="13pt"/>
    </style:style>
    <style:style style:name="P9" style:family="paragraph">
      <loext:graphic-properties draw:fill="none" draw:fill-color="#ffffff"/>
    </style:style>
    <style:style style:name="T1" style:family="text">
      <style:text-properties fo:color="#ffffff" fo:font-size="9pt" style:font-size-asian="9pt" style:font-size-complex="9pt"/>
    </style:style>
    <style:style style:name="T2" style:family="text">
      <style:text-properties fo:color="#ffffff"/>
    </style:style>
    <style:style style:name="T3" style:family="text">
      <style:text-properties fo:color="#ffffff" fo:font-size="5.40000009536743pt" style:font-size-asian="5.40000009536743pt" style:font-size-complex="5.40000009536743pt"/>
    </style:style>
    <style:style style:name="T4" style:family="text">
      <style:text-properties fo:color="#ffffff" fo:font-size="6pt" style:font-size-asian="6pt" style:font-size-complex="6pt"/>
    </style:style>
    <style:style style:name="T5" style:family="text">
      <style:text-properties fo:color="#ffffff" fo:font-size="7pt" style:font-size-asian="7pt" style:font-size-complex="7pt"/>
    </style:style>
    <style:style style:name="T6" style:family="text">
      <style:text-properties fo:color="#0066b3" fo:font-size="13pt" style:font-size-asian="13pt" style:font-size-complex="13pt"/>
    </style:style>
    <style:style style:name="T7" style:family="text">
      <style:text-properties fo:color="#0066b3"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72bf44" fo:font-size="8pt" style:font-size-asian="8pt" style:font-size-complex="8pt"/>
    </style:style>
    <style:style style:name="T10" style:family="text">
      <style:text-properties fo:color="#72bf44" fo:font-size="10.5pt" style:font-size-asian="10.5pt" style:font-size-complex="10.5pt"/>
    </style:style>
    <style:style style:name="T11" style:family="text">
      <style:text-properties fo:color="#72bf44" fo:font-size="11pt" style:font-size-asian="11pt" style:font-size-complex="11pt"/>
    </style:style>
    <style:style style:name="T12" style:family="text">
      <style:text-properties fo:color="#ffffff" fo:font-size="8pt" style:font-size-asian="8pt" style:font-size-complex="8pt"/>
    </style:style>
    <style:style style:name="T1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44cm" svg:height="1.76cm" svg:x="1.254cm" svg:y="1.465cm">
          <text:p text:style-name="P1"><text:span text:style-name="T1">摄像机</text:span></text:p>
          <text:p text:style-name="P1"><text:span text:style-name="T1">视频流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37cm" svg:height="6.854cm" svg:x="8.656cm" svg:y="5.004cm">
          <draw:text-box>
            <text:p><text:span text:style-name="T2">摄</text:span><text:span text:style-name="T2">像</text:span><text:span text:style-name="T2">机</text:span></text:p>
            <text:p><text:span text:style-name="T2">视</text:span><text:span text:style-name="T2">频</text:span><text:span text:style-name="T2">流</text:span></text:p>
          </draw:text-box>
        </draw:frame>
        <draw:frame draw:style-name="gr2" draw:text-style-name="P3" draw:layer="layout" svg:width="1.937cm" svg:height="6.854cm" svg:x="6.877cm" svg:y="2.755cm">
          <draw:text-box>
            <text:p><text:span text:style-name="T2">摄</text:span><text:span text:style-name="T2">像</text:span><text:span text:style-name="T2">机</text:span></text:p>
            <text:p><text:span text:style-name="T2">视</text:span><text:span text:style-name="T2">频</text:span><text:span text:style-name="T2">流</text:span></text:p>
          </draw:text-box>
        </draw:frame>
        <draw:custom-shape draw:style-name="gr3" draw:text-style-name="P4" xml:id="id2" draw:id="id2" draw:layer="layout" svg:width="2.044cm" svg:height="1.76cm" svg:x="5.548cm" svg:y="1.465cm">
          <text:p text:style-name="P1"><text:span text:style-name="T3">F</text:span><text:span text:style-name="T4">ace recognition</text:span></text:p>
          <text:p text:style-name="P1"><text:span text:style-name="T5">人脸定位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298cm" svg:y1="2.345cm" svg:x2="5.548cm" svg:y2="2.345cm" draw:start-shape="id1" draw:start-glue-point="1" draw:end-shape="id2" draw:end-glue-point="3" svg:d="M3298 2345h2250" svg:viewBox="0 0 2251 1">
          <text:p/>
        </draw:connector>
        <draw:connector draw:style-name="gr5" draw:text-style-name="P5" draw:layer="layout" svg:x1="3.298cm" svg:y1="2.345cm" svg:x2="5.548cm" svg:y2="2.345cm" draw:start-shape="id1" draw:start-glue-point="1" draw:end-shape="id2" draw:end-glue-point="3" svg:d="M3298 2345h2250" svg:viewBox="0 0 2251 1">
          <text:p text:style-name="P1"><text:span text:style-name="T6"/></text:p>
          <text:p text:style-name="P1"><text:span text:style-name="T6"/></text:p>
          <text:p text:style-name="P1"><text:span text:style-name="T7">截取图片</text:span></text:p>
        </draw:connector>
        <draw:custom-shape draw:style-name="gr6" draw:text-style-name="P6" xml:id="id4" draw:id="id4" draw:layer="layout" svg:width="2.76cm" svg:height="1.76cm" svg:x="12.75cm" svg:y="1.465cm">
          <text:p text:style-name="P1"><text:span text:style-name="T5">是否在数据库中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92cm" svg:y1="2.345cm" svg:x2="9.511cm" svg:y2="2.345cm" draw:start-shape="id2" draw:start-glue-point="1" draw:end-shape="id3" draw:end-glue-point="3" svg:d="M7592 2345h1919" svg:viewBox="0 0 1920 1">
          <text:p text:style-name="P1"><text:span text:style-name="T8"/></text:p>
          <text:p text:style-name="P1"><text:span text:style-name="T8"/></text:p>
          <text:p text:style-name="P1"><text:span text:style-name="T7">多张人脸图</text:span></text:p>
        </draw:connector>
        <draw:custom-shape draw:style-name="gr7" draw:text-style-name="P8" xml:id="id6" draw:id="id6" draw:layer="layout" svg:width="2.045cm" svg:height="1.76cm" svg:x="16.941cm" svg:y="4.398cm">
          <text:p text:style-name="P1"><text:span text:style-name="T4">以人脸</text:span><text:span text:style-name="T4">ID</text:span><text:span text:style-name="T4">为引索</text:span></text:p>
          <text:p text:style-name="P1"><text:span text:style-name="T4">新建数据库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2.045cm" svg:height="1.76cm" svg:x="16.941cm" svg:y="1.465cm">
          <text:p text:style-name="P1"><text:span text:style-name="T5">访问数据图</text:span></text:p>
          <text:p text:style-name="P1"><text:span text:style-name="T5">获取偏好标签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5.51cm" svg:y1="2.345cm" svg:x2="16.941cm" svg:y2="2.345cm" draw:start-shape="id4" draw:start-glue-point="7" draw:end-shape="id5" draw:end-glue-point="3" svg:d="M15510 2345h1431" svg:viewBox="0 0 1432 1">
          <text:p text:style-name="P1"/>
          <text:p text:style-name="P1"><text:span text:style-name="T9">Yes</text:span><text:span text:style-name="T9">　 </text:span></text:p>
        </draw:connector>
        <draw:connector draw:style-name="gr5" draw:text-style-name="P7" draw:layer="layout" svg:x1="14.13cm" svg:y1="3.225cm" svg:x2="16.941cm" svg:y2="5.278cm" draw:start-shape="id4" draw:start-glue-point="6" draw:end-shape="id6" draw:end-glue-point="3" svg:d="M14130 3225v2053h2811" svg:viewBox="0 0 2812 2054">
          <text:p text:style-name="P1"/>
          <text:p text:style-name="P1"/>
          <text:p text:style-name="P1"><text:span text:style-name="T8"/></text:p>
          <text:p text:style-name="P1"><text:span text:style-name="T10"/></text:p>
          <text:p text:style-name="P1"><text:span text:style-name="T10"/></text:p>
          <text:p text:style-name="P1"><text:span text:style-name="T9">No</text:span><text:span text:style-name="T11"> </text:span></text:p>
        </draw:connector>
        <draw:custom-shape draw:style-name="gr1" draw:text-style-name="P2" xml:id="id7" draw:id="id7" draw:layer="layout" svg:width="2.044cm" svg:height="1.76cm" svg:x="21.031cm" svg:y="1.465cm">
          <text:p text:style-name="P1"><text:span text:style-name="T12">偏好活动</text:span></text:p>
          <text:p text:style-name="P1"><text:span text:style-name="T12">广告输出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8.986cm" svg:y1="2.345cm" svg:x2="21.031cm" svg:y2="2.345cm" draw:start-shape="id5" draw:start-glue-point="1" draw:end-shape="id7" draw:end-glue-point="3" svg:d="M18986 2345h2045" svg:viewBox="0 0 2046 1">
          <text:p/>
        </draw:connector>
        <draw:custom-shape draw:style-name="gr1" draw:text-style-name="P2" xml:id="id8" draw:id="id8" draw:layer="layout" svg:width="2.044cm" svg:height="1.76cm" svg:x="21.031cm" svg:y="4.398cm">
          <text:p text:style-name="P1"><text:span text:style-name="T12">随机活动</text:span></text:p>
          <text:p text:style-name="P1"><text:span text:style-name="T12">广告输出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8.986cm" svg:y1="5.278cm" svg:x2="21.031cm" svg:y2="5.278cm" draw:start-shape="id6" draw:start-glue-point="1" draw:end-shape="id8" draw:end-glue-point="3" svg:d="M18986 5278h2045" svg:viewBox="0 0 2046 1">
          <text:p/>
        </draw:connector>
        <draw:custom-shape draw:style-name="gr9" draw:text-style-name="P4" xml:id="id10" draw:id="id10" draw:layer="layout" svg:width="2.044cm" svg:height="1.761cm" svg:x="5.548cm" svg:y="7.683cm">
          <text:p text:style-name="P1"><text:span text:style-name="T12">特征图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9" draw:id="id9" draw:layer="layout" svg:width="2.044cm" svg:height="1.761cm" svg:x="5.548cm" svg:y="4.515cm">
          <text:p text:style-name="P1"><text:span text:style-name="T4">Face recognition</text:span></text:p>
          <text:p text:style-name="P1"><text:span text:style-name="T5">五官定位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044cm" svg:height="1.76cm" svg:x="9.511cm" svg:y="1.465cm">
          <text:p text:style-name="P1"><text:span text:style-name="T3">F</text:span><text:span text:style-name="T4">ace recognition</text:span></text:p>
          <text:p text:style-name="P1"><text:span text:style-name="T5">人脸识别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6.57cm" svg:y1="3.225cm" svg:x2="6.57cm" svg:y2="4.515cm" draw:start-shape="id2" draw:start-glue-point="2" draw:end-shape="id9" draw:end-glue-point="0" svg:d="M6570 3225v1290" svg:viewBox="0 0 1 1291">
          <text:p text:style-name="P1"><text:span text:style-name="T7">多张人</text:span><text:span text:style-name="T7">脸图　</text:span><text:span text:style-name="T7">　　　</text:span><text:span text:style-name="T7">　　　</text:span></text:p>
        </draw:connector>
        <draw:connector draw:style-name="gr8" draw:text-style-name="P7" draw:layer="layout" svg:x1="11.555cm" svg:y1="2.345cm" svg:x2="12.75cm" svg:y2="2.345cm" draw:start-shape="id3" draw:start-glue-point="1" draw:end-shape="id4" draw:end-glue-point="5" svg:d="M11555 2345h1195" svg:viewBox="0 0 1196 1">
          <text:p/>
        </draw:connector>
        <draw:connector draw:style-name="gr5" draw:text-style-name="P7" draw:layer="layout" svg:x1="6.57cm" svg:y1="6.276cm" svg:x2="6.57cm" svg:y2="7.683cm" draw:start-shape="id9" draw:start-glue-point="2" draw:end-shape="id10" draw:end-glue-point="0" svg:d="M6570 6276v1407" svg:viewBox="0 0 1 1408">
          <text:p text:style-name="P1"><text:span text:style-name="T7">五官坐</text:span><text:span text:style-name="T7">标　　</text:span><text:span text:style-name="T7">　　　</text:span><text:span text:style-name="T7">　　</text:span></text:p>
        </draw:connector>
        <draw:custom-shape draw:style-name="gr9" draw:text-style-name="P4" xml:id="id11" draw:id="id11" draw:layer="layout" svg:width="2.044cm" svg:height="1.761cm" svg:x="9.504cm" svg:y="7.683cm">
          <text:p text:style-name="P1"><text:span text:style-name="T12">神经网络</text:span></text:p>
          <text:p text:style-name="P1"><text:span text:style-name="T12">模型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7.592cm" svg:y1="8.563cm" svg:x2="9.504cm" svg:y2="8.563cm" draw:start-shape="id10" draw:start-glue-point="1" draw:end-shape="id11" draw:end-glue-point="3" svg:d="M7592 8563h1912" svg:viewBox="0 0 1913 1">
          <text:p/>
        </draw:connector>
        <draw:custom-shape draw:style-name="gr10" draw:text-style-name="P6" xml:id="id12" draw:id="id12" draw:layer="layout" svg:width="2.76cm" svg:height="1.761cm" svg:x="12.75cm" svg:y="7.747cm">
          <text:p text:style-name="P1"><text:span text:style-name="T5">是否在观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draw:type="line" svg:x1="11.548cm" svg:y1="8.563cm" svg:x2="12.75cm" svg:y2="8.628cm" draw:start-shape="id11" draw:start-glue-point="1" draw:end-shape="id12" draw:end-glue-point="5" svg:d="M11548 8563l1202 65" svg:viewBox="0 0 1203 66">
          <text:p/>
        </draw:connector>
        <draw:connector draw:style-name="gr8" draw:text-style-name="P7" draw:layer="layout" draw:line-skew="0.284cm 1.737cm" svg:x1="23.075cm" svg:y1="2.345cm" svg:x2="14.13cm" svg:y2="7.747cm" draw:start-shape="id7" draw:start-glue-point="1" draw:end-shape="id12" draw:end-glue-point="4" svg:d="M23075 2345h785v4878h-9730v524" svg:viewBox="0 0 9731 5403">
          <text:p/>
        </draw:connector>
        <draw:connector draw:style-name="gr8" draw:text-style-name="P7" draw:layer="layout" svg:x1="23.075cm" svg:y1="5.278cm" svg:x2="14.13cm" svg:y2="7.747cm" draw:start-shape="id8" draw:start-glue-point="1" draw:end-shape="id12" draw:end-glue-point="4" svg:d="M23075 5278h501v1674h-9446v795" svg:viewBox="0 0 9447 2470">
          <text:p/>
        </draw:connector>
        <draw:custom-shape draw:style-name="gr7" draw:text-style-name="P8" xml:id="id13" draw:id="id13" draw:layer="layout" svg:width="2.045cm" svg:height="1.76cm" svg:x="16.941cm" svg:y="7.772cm">
          <text:p text:style-name="P1"><text:span text:style-name="T4">将标签录入数据库</text:span></text:p>
          <text:p text:style-name="P1"><text:span text:style-name="T4">或加强标签权值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5.51cm" svg:y1="8.628cm" svg:x2="16.941cm" svg:y2="8.652cm" draw:start-shape="id12" draw:start-glue-point="7" draw:end-shape="id13" svg:d="M15510 8628h716v24h715" svg:viewBox="0 0 1432 25">
          <text:p text:style-name="P1"/>
          <text:p text:style-name="P1"><text:span text:style-name="T9">Yes</text:span><text:span text:style-name="T9">　 </text:span></text:p>
        </draw:connector>
        <draw:custom-shape draw:style-name="gr7" draw:text-style-name="P8" xml:id="id14" draw:id="id14" draw:layer="layout" svg:width="2.045cm" svg:height="1.76cm" svg:x="16.941cm" svg:y="10.797cm">
          <text:p text:style-name="P1"><text:span text:style-name="T4">降低标签权值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13cm" svg:y1="9.508cm" svg:x2="16.941cm" svg:y2="11.677cm" draw:start-shape="id12" draw:start-glue-point="6" draw:end-shape="id14" draw:end-glue-point="3" svg:d="M14130 9508v2169h2811" svg:viewBox="0 0 2812 2170">
          <text:p text:style-name="P1"/>
          <text:p text:style-name="P1"/>
          <text:p text:style-name="P1"><text:span text:style-name="T8"/></text:p>
          <text:p text:style-name="P1"><text:span text:style-name="T10"/></text:p>
          <text:p text:style-name="P1"><text:span text:style-name="T10"/></text:p>
          <text:p text:style-name="P1"><text:span text:style-name="T9"/></text:p>
          <text:p text:style-name="P1"><text:span text:style-name="T9">No</text:span><text:span text:style-name="T11"> </text:span></text:p>
        </draw:connector>
        <draw:frame draw:style-name="gr11" draw:text-style-name="P1" draw:layer="layout" svg:width="1.087cm" svg:height="1.087cm" svg:x="-8.342cm" svg:y="8.295cm">
          <draw:image xlink:href="Pictures/100000000000004900000049ADBEB72536B3BCCE.jpg" xlink:type="simple" xlink:show="embed" xlink:actuate="onLoad">
            <text:p/>
          </draw:image>
        </draw:frame>
        <draw:frame draw:style-name="gr11" draw:text-style-name="P1" draw:layer="layout" svg:width="1.547cm" svg:height="1.651cm" svg:x="8.597cm" svg:y="14.462cm">
          <draw:image xlink:href="Pictures/10000000000000490000004A59E11B9CC8D9C52F.jpg" xlink:type="simple" xlink:show="embed" xlink:actuate="onLoad">
            <text:p/>
          </draw:image>
        </draw:frame>
        <draw:frame draw:style-name="gr11" draw:text-style-name="P1" draw:layer="layout" svg:width="1.546cm" svg:height="1.628cm" svg:x="6.82cm" svg:y="14.462cm">
          <draw:image xlink:href="Pictures/100000000000004900000049ADBEB72536B3BCCE.jpg" xlink:type="simple" xlink:show="embed" xlink:actuate="onLoad">
            <text:p/>
          </draw:image>
        </draw:frame>
        <draw:frame draw:style-name="gr11" draw:text-style-name="P1" draw:layer="layout" svg:width="1.546cm" svg:height="1.628cm" svg:x="10.337cm" svg:y="14.462cm">
          <draw:image xlink:href="Pictures/100000000000004900000049DC7E1B4F3950CB15.jpg" xlink:type="simple" xlink:show="embed" xlink:actuate="onLoad">
            <text:p/>
          </draw:image>
        </draw:frame>
        <draw:frame draw:style-name="gr11" draw:text-style-name="P1" draw:layer="layout" svg:width="1.547cm" svg:height="1.651cm" svg:x="8.597cm" svg:y="16.367cm">
          <draw:image xlink:href="Pictures/10000000000000490000004A3B369C825D76B28C.jpg" xlink:type="simple" xlink:show="embed" xlink:actuate="onLoad">
            <text:p/>
          </draw:image>
        </draw:frame>
        <draw:frame draw:style-name="gr11" draw:text-style-name="P1" draw:layer="layout" svg:width="1.546cm" svg:height="1.628cm" svg:x="6.82cm" svg:y="16.367cm">
          <draw:image xlink:href="Pictures/100000000000004900000049BA524EE1238B8D58.jpg" xlink:type="simple" xlink:show="embed" xlink:actuate="onLoad">
            <text:p/>
          </draw:image>
        </draw:frame>
        <draw:frame draw:style-name="gr11" draw:text-style-name="P1" draw:layer="layout" svg:width="1.547cm" svg:height="1.628cm" svg:x="10.418cm" svg:y="16.39cm">
          <draw:image xlink:href="Pictures/100000000000004900000049EEB375EBE27EE691.jpg" xlink:type="simple" xlink:show="embed" xlink:actuate="onLoad">
            <text:p/>
          </draw:image>
        </draw:frame>
        <draw:frame draw:style-name="gr11" draw:text-style-name="P1" draw:layer="layout" svg:width="3.897cm" svg:height="2.593cm" svg:x="2.27cm" svg:y="15.224cm">
          <draw:image xlink:href="Pictures/1000000000000113000000B714FA73A1534D6F95.jpg" xlink:type="simple" xlink:show="embed" xlink:actuate="onLoad">
            <text:p/>
          </draw:image>
        </draw:frame>
        <draw:frame draw:style-name="gr11" draw:text-style-name="P1" draw:layer="layout" svg:width="4.953cm" svg:height="3.295cm" svg:x="15.859cm" svg:y="14.596cm">
          <draw:image xlink:href="Pictures/1000000000000113000000B7A244CC939DD81C59.jpg" xlink:type="simple" xlink:show="embed" xlink:actuate="onLoad">
            <text:p/>
          </draw:image>
        </draw:frame>
        <draw:frame draw:style-name="gr11" draw:text-style-name="P1" draw:layer="layout" svg:width="5.153cm" svg:height="3.429cm" svg:x="12.23cm" svg:y="12.938cm">
          <draw:image xlink:href="Pictures/1000000000000113000000B75F8B35D65AEFEA49.jpg" xlink:type="simple" xlink:show="embed" xlink:actuate="onLoad">
            <text:p/>
          </draw:image>
        </draw:frame>
        <draw:frame draw:style-name="gr11" draw:text-style-name="P1" draw:layer="layout" svg:width="5.293cm" svg:height="3.522cm" svg:x="13.233cm" svg:y="16.113cm">
          <draw:image xlink:href="Pictures/1000000000000113000000B719581BCE85B5D28B.jpg" xlink:type="simple" xlink:show="embed" xlink:actuate="onLoad">
            <text:p/>
          </draw:image>
        </draw:frame>
        <draw:frame draw:style-name="gr12" draw:text-style-name="P9" draw:layer="layout" svg:width="2.331cm" svg:height="0.928cm" svg:x="3.159cm" svg:y="14.296cm">
          <draw:text-box>
            <text:p><text:span text:style-name="T13">截</text:span><text:span text:style-name="T13">取</text:span><text:span text:style-name="T13">图</text:span><text:span text:style-name="T13">片</text:span></text:p>
          </draw:text-box>
        </draw:frame>
        <draw:frame draw:style-name="gr12" draw:text-style-name="P9" draw:layer="layout" svg:width="2.331cm" svg:height="0.928cm" svg:x="8.194cm" svg:y="13.534cm">
          <draw:text-box>
            <text:p><text:span text:style-name="T13">人</text:span><text:span text:style-name="T13">脸</text:span><text:span text:style-name="T13">定</text:span><text:span text:style-name="T13">位</text:span></text:p>
          </draw:text-box>
        </draw:frame>
        <draw:frame draw:style-name="gr12" draw:text-style-name="P9" draw:layer="layout" svg:width="1.874cm" svg:height="0.928cm" svg:x="17.764cm" svg:y="13.534cm">
          <draw:text-box>
            <text:p><text:span text:style-name="T13">特</text:span><text:span text:style-name="T13">征</text:span><text:span text:style-name="T13">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09:06:14.334571251</meta:creation-date>
    <dc:date>2018-12-26T10:06:06.846637087</dc:date>
    <meta:editing-duration>PT33M6S</meta:editing-duration>
    <meta:editing-cycles>16</meta:editing-cycles>
    <meta:generator>LibreOffice/6.0.3.2$Linux_X86_64 LibreOffice_project/00m0$Build-2</meta:generator>
    <meta:document-statistic meta:object-count="46"/>
  </office:meta>
</office:document-meta>
</file>